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fc6" officeooo:paragraph-rsid="0014f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NUMBER – 22</text:p>
      <text:p text:style-name="P1">TEAM NAME- MINIBLOOM</text:p>
      <text:p text:style-name="P1">TEAM LEADER – Shekhar Singh</text:p>
      <text:p text:style-name="P1"/>
      <text:p text:style-name="P1">TEAM MEMBERS</text:p>
      <text:p text:style-name="P1">1. Dheeraj Sharavan – 1016</text:p>
      <text:p text:style-name="P1">2. Jitendra Kumar – 1063</text:p>
      <text:p text:style-name="P1">3. Prathamesh Pawar- 1061</text:p>
      <text:p text:style-name="P1">4. Neha Jindal – 2056</text:p>
      <text:p text:style-name="P1">5. Shekhar Singh – 2031</text:p>
      <text:p text:style-name="P1">6. Meghna Sharma - 101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0:55:50.738000000</meta:creation-date>
    <dc:date>2016-08-26T10:59:45.581000000</dc:date>
    <meta:editing-duration>PT3M54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0" meta:word-count="37" meta:character-count="217" meta:non-whitespace-character-count="184"/>
  </office:meta>
</office:document-meta>
</file>